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system" style:font-pitch="variable" svg:panose-1="0 0 4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top="0.0694in" fo:margin-bottom="0.0694in" fo:line-height="100%"/>
    </style:style>
    <style:style style:name="T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3" style:parent-style-name="ListParagraph" style:list-style-name="WWNum2" style:family="paragraph"/>
    <style:style style:name="P4" style:parent-style-name="ListParagraph" style:list-style-name="WWNum2" style:family="paragraph"/>
    <style:style style:name="P5" style:parent-style-name="ListParagraph" style:list-style-name="WWNum2" style:family="paragraph"/>
    <style:style style:name="P6" style:parent-style-name="ListParagraph" style:list-style-name="WWNum2" style:family="paragraph"/>
    <style:style style:name="P7" style:parent-style-name="ListParagraph" style:list-style-name="WWNum2" style:family="paragraph"/>
    <style:style style:name="P8" style:parent-style-name="ListParagraph" style:list-style-name="WWNum2" style:family="paragraph"/>
    <style:style style:name="P9" style:parent-style-name="ListParagraph" style:list-style-name="WWNum2" style:family="paragraph"/>
    <style:style style:name="P10" style:parent-style-name="ListParagraph" style:list-style-name="WWNum2" style:family="paragraph"/>
    <style:style style:name="P11" style:parent-style-name="ListParagraph" style:list-style-name="WWNum2" style:family="paragraph"/>
    <style:style style:name="P12" style:parent-style-name="ListParagraph" style:list-style-name="WWNum2" style:family="paragraph"/>
    <style:style style:name="P13" style:parent-style-name="ListParagraph" style:list-style-name="WWNum2" style:family="paragraph"/>
    <style:style style:name="P14" style:parent-style-name="ListParagraph" style:list-style-name="WWNum2" style:family="paragraph"/>
    <style:style style:name="P15" style:parent-style-name="ListParagraph" style:list-style-name="WWNum2" style:family="paragraph"/>
    <style:style style:name="P16" style:parent-style-name="ListParagraph" style:list-style-name="WWNum2" style:family="paragraph"/>
    <style:style style:name="P17" style:parent-style-name="ListParagraph" style:list-style-name="WWNum2" style:family="paragraph"/>
    <style:style style:name="P18" style:parent-style-name="ListParagraph" style:list-style-name="WWNum2" style:family="paragraph"/>
    <style:style style:name="P19" style:parent-style-name="ListParagraph" style:list-style-name="WWNum2" style:family="paragraph"/>
    <style:style style:name="P20" style:parent-style-name="ListParagraph" style:list-style-name="WWNum2" style:family="paragraph"/>
    <style:style style:name="P21" style:parent-style-name="ListParagraph" style:list-style-name="WWNum2" style:family="paragraph"/>
    <style:style style:name="P22" style:parent-style-name="ListParagraph" style:list-style-name="WWNum2" style:family="paragraph"/>
    <style:style style:name="P23" style:parent-style-name="ListParagraph" style:list-style-name="WWNum2" style:family="paragraph"/>
    <style:style style:name="P24" style:parent-style-name="ListParagraph" style:list-style-name="WWNum2" style:family="paragraph"/>
    <style:style style:name="P25" style:parent-style-name="ListParagraph" style:list-style-name="WWNum2" style:family="paragraph"/>
    <style:style style:name="P26" style:parent-style-name="ListParagraph" style:list-style-name="WWNum2" style:family="paragraph"/>
    <style:style style:name="P27" style:parent-style-name="ListParagraph" style:list-style-name="WWNum2" style:family="paragraph"/>
    <style:style style:name="P28" style:parent-style-name="ListParagraph" style:list-style-name="WWNum2" style:family="paragraph"/>
    <style:style style:name="P29" style:parent-style-name="ListParagraph" style:list-style-name="WWNum2" style:family="paragraph"/>
    <style:style style:name="P30" style:parent-style-name="ListParagraph" style:list-style-name="WWNum2" style:family="paragraph"/>
    <style:style style:name="P31" style:parent-style-name="ListParagraph" style:list-style-name="WWNum2" style:family="paragraph"/>
    <style:style style:name="P32" style:parent-style-name="ListParagraph" style:list-style-name="WWNum2" style:family="paragraph"/>
    <style:style style:name="P33" style:parent-style-name="ListParagraph" style:list-style-name="WWNum3" style:family="paragraph"/>
    <style:style style:name="P34" style:parent-style-name="ListParagraph" style:list-style-name="WWNum3" style:family="paragraph"/>
    <style:style style:name="P35" style:parent-style-name="ListParagraph" style:list-style-name="WWNum3" style:family="paragraph"/>
    <style:style style:name="P36" style:parent-style-name="ListParagraph" style:list-style-name="WWNum3" style:family="paragraph"/>
    <style:style style:name="P37" style:parent-style-name="ListParagraph" style:list-style-name="WWNum3" style:family="paragraph"/>
    <style:style style:name="P38" style:parent-style-name="ListParagraph" style:list-style-name="WWNum3" style:family="paragraph"/>
    <style:style style:name="P39" style:parent-style-name="ListParagraph" style:list-style-name="WWNum3" style:family="paragraph"/>
    <style:style style:name="P40" style:parent-style-name="ListParagraph" style:list-style-name="WWNum3" style:family="paragraph"/>
    <style:style style:name="P41" style:parent-style-name="ListParagraph" style:list-style-name="WWNum3" style:family="paragraph"/>
    <style:style style:name="P42" style:parent-style-name="ListParagraph" style:list-style-name="WWNum3" style:family="paragraph"/>
    <style:style style:name="P43" style:parent-style-name="ListParagraph" style:list-style-name="WWNum3" style:family="paragraph"/>
    <style:style style:name="P44" style:parent-style-name="ListParagraph" style:list-style-name="WWNum3" style:family="paragraph"/>
    <style:style style:name="P45" style:parent-style-name="ListParagraph" style:list-style-name="WWNum3" style:family="paragraph"/>
    <style:style style:name="P46" style:parent-style-name="ListParagraph" style:list-style-name="WWNum3" style:family="paragraph"/>
    <style:style style:name="P47" style:parent-style-name="ListParagraph" style:list-style-name="WWNum3" style:family="paragraph"/>
    <style:style style:name="P48" style:parent-style-name="ListParagraph" style:list-style-name="WWNum3" style:family="paragraph"/>
    <style:style style:name="P49" style:parent-style-name="ListParagraph" style:list-style-name="WWNum3" style:family="paragraph"/>
    <style:style style:name="P50" style:parent-style-name="ListParagraph" style:list-style-name="WWNum3" style:family="paragraph"/>
    <style:style style:name="P51" style:parent-style-name="ListParagraph" style:list-style-name="WWNum3" style:family="paragraph"/>
    <style:style style:name="P52" style:parent-style-name="ListParagraph" style:list-style-name="WWNum3" style:family="paragraph"/>
    <style:style style:name="P53" style:parent-style-name="ListParagraph" style:list-style-name="WWNum3" style:family="paragraph"/>
    <style:style style:name="P54" style:parent-style-name="ListParagraph" style:list-style-name="WWNum3" style:family="paragraph"/>
    <style:style style:name="P55" style:parent-style-name="ListParagraph" style:list-style-name="WWNum3" style:family="paragraph"/>
    <style:style style:name="P56" style:parent-style-name="ListParagraph" style:list-style-name="WWNum3" style:family="paragraph"/>
    <style:style style:name="P57" style:parent-style-name="ListParagraph" style:list-style-name="WWNum3" style:family="paragraph"/>
    <style:style style:name="P58" style:parent-style-name="ListParagraph" style:list-style-name="WWNum3" style:family="paragraph"/>
    <style:style style:name="P59" style:parent-style-name="ListParagraph" style:list-style-name="WWNum3" style:family="paragraph"/>
    <style:style style:name="P60" style:parent-style-name="ListParagraph" style:list-style-name="WWNum3" style:family="paragraph"/>
    <style:style style:name="P61" style:parent-style-name="ListParagraph" style:list-style-name="WWNum3" style:family="paragraph"/>
    <style:style style:name="P62" style:parent-style-name="ListParagraph" style:list-style-name="WWNum3" style:family="paragraph"/>
  </office:automatic-styles>
  <office:body>
    <office:text text:use-soft-page-breaks="true">
      <text:p text:style-name="P1"><text:span text:style-name="T2">BWL-Studium - Ticket zur Karriere? - ARD-alpha</text:span></text:p>
      <text:p text:style-name="Standard">Wortschatzliste - Kennen Sie schon? Oder raten Sie zuerst.</text:p>
      <text:list text:style-name="WWNum2">
        <text:list-item text:start-value="1">
          <text:p text:style-name="P3">BWL =</text:p>
        </text:list-item>
        <text:list-item>
          <text:p text:style-name="P4">wählen =</text:p>
        </text:list-item>
        <text:list-item>
          <text:p text:style-name="P5">Mittel zum Zweck =</text:p>
        </text:list-item>
        <text:list-item>
          <text:p text:style-name="P6">der Bereich =</text:p>
        </text:list-item>
        <text:list-item>
          <text:p text:style-name="P7">der Pflichtkurs =</text:p>
        </text:list-item>
        <text:list-item>
          <text:p text:style-name="P8">das<text:s/>Praktikum = <text:s/></text:p>
        </text:list-item>
        <text:list-item>
          <text:p text:style-name="P9">für etwas sorgen =</text:p>
        </text:list-item>
        <text:list-item>
          <text:p text:style-name="P10">der Abschluss =</text:p>
        </text:list-item>
        <text:list-item>
          <text:p text:style-name="P11">der Arbeitsvertrag =</text:p>
        </text:list-item>
        <text:list-item>
          <text:p text:style-name="P12">die Befriedigung =</text:p>
        </text:list-item>
        <text:list-item>
          <text:p text:style-name="P13">begehren =</text:p>
        </text:list-item>
        <text:list-item>
          <text:p text:style-name="P14">der Ruf (der Universität) =</text:p>
        </text:list-item>
        <text:list-item>
          <text:p text:style-name="P15">auf etwas achten =</text:p>
        </text:list-item>
        <text:list-item>
          <text:p text:style-name="P16">die Unternehmung =</text:p>
        </text:list-item>
        <text:list-item>
          <text:p text:style-name="P17">knüpfen =</text:p>
        </text:list-item>
        <text:list-item>
          <text:p text:style-name="P18">die Vorstellung =</text:p>
        </text:list-item>
        <text:list-item>
          <text:p text:style-name="P19">das Umfeld =</text:p>
        </text:list-item>
        <text:list-item>
          <text:p text:style-name="P20">die Jobaussichten =</text:p>
        </text:list-item>
        <text:list-item>
          <text:p text:style-name="P21">die Beratung =</text:p>
        </text:list-item>
        <text:list-item>
          <text:p text:style-name="P22">nachdenken =</text:p>
        </text:list-item>
        <text:list-item>
          <text:p text:style-name="P23">Ursache / Folge =</text:p>
        </text:list-item>
        <text:list-item>
          <text:p text:style-name="P24">sich wundern =</text:p>
        </text:list-item>
        <text:list-item>
          <text:p text:style-name="P25">behandeln =</text:p>
        </text:list-item>
        <text:list-item>
          <text:p text:style-name="P26">überzeugen =</text:p>
        </text:list-item>
        <text:list-item>
          <text:p text:style-name="P27">sich verändern =</text:p>
        </text:list-item>
        <text:list-item>
          <text:p text:style-name="P28">die Ethik =</text:p>
        </text:list-item>
        <text:list-item>
          <text:p text:style-name="P29">verhalten =</text:p>
        </text:list-item>
        <text:list-item>
          <text:p text:style-name="P30">die Verantwortung =</text:p>
        </text:list-item>
        <text:list-item>
          <text:p text:style-name="P31">sich ärgern =</text:p>
        </text:list-item>
        <text:list-item>
          <text:p text:style-name="P32">schräge Bahn rutschen =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NoSpacing">Und jetzt schlagen Sie nach….</text:p>
      <text:p text:style-name="Standard"/>
      <text:list text:style-name="WWNum3">
        <text:list-item text:start-value="1">
          <text:p text:style-name="P33">BWL = business studies</text:p>
        </text:list-item>
        <text:list-item>
          <text:p text:style-name="P34">wählen = to select</text:p>
        </text:list-item>
        <text:list-item>
          <text:p text:style-name="P35">Mittel zum Zweck = a means to an end</text:p>
        </text:list-item>
        <text:list-item>
          <text:p text:style-name="P36">der Bereich = area/sector</text:p>
        </text:list-item>
        <text:list-item>
          <text:p text:style-name="P37">der Pflichtkurs = required course</text:p>
        </text:list-item>
        <text:list-item>
          <text:p text:style-name="P38">das Praktikum = <text:s/>internship</text:p>
        </text:list-item>
        <text:list-item>
          <text:p text:style-name="P39">für etwas sorgen = to care about something</text:p>
        </text:list-item>
        <text:list-item>
          <text:p text:style-name="P40">der Abschluss = close</text:p>
        </text:list-item>
        <text:list-item>
          <text:p text:style-name="P41">der Arbeitsvertrag = employee contrace</text:p>
        </text:list-item>
        <text:list-item>
          <text:p text:style-name="P42">die Befriedigung =<text:s/>satisfaction</text:p>
        </text:list-item>
        <text:list-item>
          <text:p text:style-name="P43">begehren = desrie</text:p>
        </text:list-item>
        <text:list-item>
          <text:p text:style-name="P44">der Ruf (der Universität) = college</text:p>
        </text:list-item>
        <text:list-item>
          <text:p text:style-name="P45">auf etwas achten = to pay heed to</text:p>
        </text:list-item>
        <text:list-item>
          <text:p text:style-name="P46">die Unternehmung = enterprise</text:p>
        </text:list-item>
        <text:list-item>
          <text:p text:style-name="P47">knüpfen = to knot</text:p>
        </text:list-item>
        <text:list-item>
          <text:p text:style-name="P48">die Vorstellung = introduction</text:p>
        </text:list-item>
        <text:list-item>
          <text:p text:style-name="P49">das Umfeld = environment/field</text:p>
        </text:list-item>
        <text:list-item>
          <text:p text:style-name="P50">die Jobaussichten = view on your job</text:p>
        </text:list-item>
        <text:list-item>
          <text:p text:style-name="P51">die<text:s/>Beratung = guidance</text:p>
        </text:list-item>
        <text:list-item>
          <text:p text:style-name="P52">nachdenken = to think about</text:p>
        </text:list-item>
        <text:list-item>
          <text:p text:style-name="P53">Ursache / Folge = cause</text:p>
        </text:list-item>
        <text:list-item>
          <text:p text:style-name="P54">sich wundern = to wonder/marvel</text:p>
        </text:list-item>
        <text:list-item>
          <text:p text:style-name="P55">behandeln = to treat</text:p>
        </text:list-item>
        <text:list-item>
          <text:p text:style-name="P56">überzeugen =to convince</text:p>
        </text:list-item>
        <text:list-item>
          <text:p text:style-name="P57">sich verändern = to change</text:p>
        </text:list-item>
        <text:list-item>
          <text:p text:style-name="P58">die Ethik = ethics</text:p>
        </text:list-item>
        <text:list-item>
          <text:p text:style-name="P59">verhalten = to act</text:p>
        </text:list-item>
        <text:list-item>
          <text:p text:style-name="P60">die Verantwortung = responsibility</text:p>
        </text:list-item>
        <text:list-item>
          <text:p text:style-name="P61">sich ärgern = to be annoyed</text:p>
        </text:list-item>
        <text:list-item>
          <text:p text:style-name="P62">schräge Bahn rutschen = to go astray/to change paths</text:p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system" style:font-pitch="variable" svg:panose-1="0 0 4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7%" fo:background-color="transparent" style:tab-stop-distance="0.5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Mang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NoSpacing" style:display-name="No Spacing" style:family="paragraph">
      <style:paragraph-properties fo:widows="2" fo:orphans="2" fo:margin-bottom="0in" fo:line-height="100%"/>
      <style:text-properties fo:hyphenate="false"/>
    </style: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columns fo:column-count="2">
          <style:column style:rel-width="4680*" fo:start-indent="0in" fo:end-indent="0.25in"/>
          <style:column style:rel-width="4680*" fo:start-indent="0.25in" fo:end-indent="0in"/>
        </style:columns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wlim</meta:initial-creator>
    <dc:creator>Robbie</dc:creator>
    <meta:creation-date>2016-05-25T19:13:00Z</meta:creation-date>
    <dc:date>2016-09-19T16:59:00Z</dc:date>
    <meta:template xlink:href="Normal" xlink:type="simple"/>
    <meta:editing-cycles>10</meta:editing-cycles>
    <meta:editing-duration>PT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2" meta:word-count="224" meta:character-count="1500" meta:row-count="10" meta:non-whitespace-character-count="1278"/>
  </office:meta>
</office:document-meta>
</file>